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reward functions in both examples are designed to evaluate the performance of a humanoid agent, but they take different approaches in terms of complexity and the factors they consider. Here's a detailed comparison of the two reward functions:</text:p>
      <text:p text:style-name="Standard"/>
      <text:p text:style-name="Standard">### 1. **Reward from IsaacGym (First Example)**</text:p>
      <text:p text:style-name="Standard">This function breaks down the reward into multiple detailed components:</text:p>
      <text:p text:style-name="Standard"/>
      <text:p text:style-name="Standard">- **Heading Reward**: Encourages the humanoid to move in the correct direction. A higher reward is given if the agent's heading is close to the target direction (greater than 0.8 in this case).</text:p>
      <text:p text:style-name="Standard">- **Up Reward**: Ensures the humanoid stays upright. A reward is given if the upright angle is greater than 0.93 (which likely means the torso is aligned with the up axis).</text:p>
      <text:p text:style-name="Standard">- **Actions Cost**: Penalizes large actions. This term discourages overly aggressive or inefficient movements.</text:p>
      <text:p text:style-name="Standard">- **DOF at Limit Cost**: Penalizes joint angles that are close to their physical limits, promoting smooth motion.</text:p>
      <text:p text:style-name="Standard">- **Electricity Cost**: Penalizes excessive energy use, which is calculated based on the effort exerted by the actuators.</text:p>
      <text:p text:style-name="Standard">- **Alive Reward**: A constant reward given for each timestep the humanoid remains standing and functioning.</text:p>
      <text:p text:style-name="Standard">- **Progress Reward**: Based on how much progress the humanoid makes toward the target.</text:p>
      <text:p text:style-name="Standard">- **Death Cost**: If the humanoid falls below a certain height (termination height), a large penalty is imposed.</text:p>
      <text:p text:style-name="Standard">- **Reset Conditions**: If the agent falls or reaches the maximum episode length, it is reset.</text:p>
      <text:p text:style-name="Standard"/>
      <text:p text:style-name="Standard">The **total reward** is computed by adding up all these components, balancing positive rewards for progress and penalizing inefficient or dangerous actions.</text:p>
      <text:p text:style-name="Standard"/>
      <text:p text:style-name="Standard">### 2. **Simplified Reward (Second Example)**</text:p>
      <text:p text:style-name="Standard"/>
      <text:p text:style-name="Standard">This function is much simpler and focuses on a few key metrics:</text:p>
      <text:p text:style-name="Standard"><text:s text:c="2"/></text:p>
      <text:p text:style-name="Standard">- **Speed Reward**: Based on the overall speed of the humanoid, with sensitivity increased by multiplying the speed by a factor of 2.0.</text:p>
      <text:p text:style-name="Standard">- **Direction Bonus**: Encourages forward movement by rewarding a positive x-component of the velocity, with a minimum threshold of 0.5.</text:p>
      <text:p text:style-name="Standard">- **Action Penalty**: A penalty for large actions, with a higher penalty for larger actions since it's cubed.</text:p>
      <text:p text:style-name="Standard">- **Temperature Parameters**: These control how much emphasis is placed on speed, direction, and action penalties by applying an exponential transformation to these components. This transforms the rewards into a smoother range and amplifies differences between smaller values.</text:p>
      <text:p text:style-name="Standard"/>
      <text:p text:style-name="Standard">The **total reward** is the sum of these three components, after applying the transformations. There is also a dictionary returned that breaks down the contributions of each individual reward component.</text:p>
      <text:p text:style-name="Standard"/>
      <text:p text:style-name="Standard">---</text:p>
      <text:p text:style-name="Standard"/>
      <text:p text:style-name="Standard">### **Key Differences:**</text:p>
      <text:p text:style-name="Standard"/>
      <text:p text:style-name="Standard">- **Granularity**: </text:p>
      <text:p text:style-name="Standard"><text:s text:c="2"/>- The IsaacGym reward function is highly granular, accounting for many aspects of the humanoid's performance, such as heading direction, upright posture, joint limits, and energy efficiency.</text:p>
      <text:p text:style-name="Standard"><text:soft-page-break/><text:s text:c="2"/>- The simplified reward function focuses only on three metrics: speed, forward movement, and action penalty, making it less detailed but easier to interpret and modify.</text:p>
      <text:p text:style-name="Standard"/>
      <text:p text:style-name="Standard">- **Randomization and Conditions**:</text:p>
      <text:p text:style-name="Standard"><text:s text:c="2"/>- The IsaacGym reward accounts for agent reset conditions and termination (if the humanoid falls or completes an episode). The simplified reward does not handle termination conditions.</text:p>
      <text:p text:style-name="Standard"><text:s text:c="2"/></text:p>
      <text:p text:style-name="Standard">- **Energy and Joint Limit Penalties**:</text:p>
      <text:p text:style-name="Standard"><text:s text:c="2"/>- The IsaacGym reward penalizes the agent for reaching joint limits and for using excessive energy, which promotes more physically realistic and efficient movements.</text:p>
      <text:p text:style-name="Standard"><text:s text:c="2"/>- The simplified reward penalizes only for large actions, without considering physical constraints like joint limits.</text:p>
      <text:p text:style-name="Standard"/>
      <text:p text:style-name="Standard">- **Reward Transformations**:</text:p>
      <text:p text:style-name="Standard"><text:s text:c="2"/>- The simplified reward function applies exponential transformations using temperature parameters. This normalizes and smooths the reward values, potentially making the learning process more stable, while the IsaacGym reward function does not use such transformations.</text:p>
      <text:p text:style-name="Standard"/>
      <text:p text:style-name="Standard">- **Computation Complexity**:</text:p>
      <text:p text:style-name="Standard"><text:s text:c="2"/>- The IsaacGym reward function is computationally heavier because it tracks more variables and performs more complex calculations (e.g., joint limits, energy consumption).</text:p>
      <text:p text:style-name="Standard"><text:s text:c="2"/>- The simplified reward function is more lightweight and faster to compute, but may not capture the nuances of humanoid control as accurately.</text:p>
      <text:p text:style-name="Standard"/>
      <text:p text:style-name="Standard">### **Use Case**:</text:p>
      <text:p text:style-name="Standard">- The **IsaacGym reward function** is suitable for tasks where realism, stability, and a variety of constraints are essential. It's especially useful when training policies that need to generalize well across many different environments.</text:p>
      <text:p text:style-name="Standard">- The **simplified reward function** is better for tasks where simplicity is key, and where you want faster iterations and don't need to account for as many physical constraints or nuances in behavior.</text:p>
      <text:p text:style-name="Standard"/>
      <text:p text:style-name="Standard">In summary, the IsaacGym reward provides a more realistic and comprehensive approach for humanoid control, while the simplified reward is easier to implement and understand, making it suitable for less complex tasks or early-stage experiments.</text:p>
      <text:p text:style-name="Standard"/>
      <text:p text:style-name="Standard"/>
      <text:p text:style-name="Standard">Let’s compare these two reward functions in a similar manner to how we approached the humanoid case. The first reward function is for the **ant task** in IsaacGym, and the second function is a more simplified or alternative implementation for evaluating forward speed, sustained speed, and heading alignment with respect to a target. I will break down the first function as "DNA" with distinct reward components and compare it to the simplified reward function.</text:p>
      <text:p text:style-name="Standard"/>
      <text:p text:style-name="Standard">### IsaacGym Ant Reward Function "DNA" Components</text:p>
      <text:p text:style-name="Standard">1. **Heading Reward (HR):** Rewards the ant for moving in the correct direction.</text:p>
      <text:p text:style-name="Standard">2. **Up Reward (UR):** Encourages the ant to align its up axis with the environment.</text:p>
      <text:p text:style-name="Standard">3. **Actions Cost (AC):** Penalizes large actions, promoting efficient control.</text:p>
      <text:p text:style-name="Standard">4. **Electricity Cost (EC):** Penalizes energy usage based on motor effort.</text:p>
      <text:p text:style-name="Standard">5. **DOF at Limit Cost (DLC):** Penalizes joints reaching physical limits.</text:p>
      <text:p text:style-name="Standard">6. **Alive Reward (AR):** Rewards the ant for staying alive and not falling.</text:p>
      <text:p text:style-name="Standard">7. **Progress Reward (PR):** Rewards based on progress toward the goal.</text:p>
      <text:p text:style-name="Standard">8. **Death Cost (DC):** Applies a penalty if the ant falls below a certain height.</text:p>
      <text:p text:style-name="Standard"><text:soft-page-break/>9. **Reset Conditions (RC):** Resets the agent if it falls or reaches maximum episode length.</text:p>
      <text:p text:style-name="Standard"/>
      <text:p text:style-name="Standard">---</text:p>
      <text:p text:style-name="Standard"/>
      <text:p text:style-name="Standard">### Simplified Reward Function "DNA" Components</text:p>
      <text:p text:style-name="Standard">1. **Forward Speed Reward (FSR):** Rewards the ant for moving forward (in the x direction).</text:p>
      <text:p text:style-name="Standard">2. **Sustained Speed Reward (SSR):** Only rewards forward movement if the velocity is positive, promoting consistent forward progress.</text:p>
      <text:p text:style-name="Standard">3. **Heading Alignment Reward (HAR):** Rewards alignment between the ant’s direction and the target using the dot product of velocity and the direction to the target.</text:p>
      <text:p text:style-name="Standard">4. **Exponential Scaling/Temperature (TR):** Scales the rewards using exponential transformations, making small differences more impactful.</text:p>
      <text:p text:style-name="Standard"/>
      <text:p text:style-name="Standard">---</text:p>
      <text:p text:style-name="Standard"/>
      <text:p text:style-name="Standard">### Visual Comparison Table</text:p>
      <text:p text:style-name="Standard"/>
      <text:p text:style-name="Standard">| **Component** <text:s text:c="14"/>| **IsaacGym Ant Reward (First Script)** <text:s text:c="19"/>| **Simplified Reward (Second Script)** <text:s text:c="13"/>| **Status** <text:s text:c="16"/>|</text:p>
      <text:p text:style-name="Standard">|-----------------------------|-----------------------------------------------------------|---------------------------------------------------|----------------------------|</text:p>
      <text:p text:style-name="Standard">| **Heading Reward (HR)** <text:s text:c="5"/>| Yes, rewards correct direction (based on observation) <text:s text:c="5"/>| **Heading Alignment Reward (HAR)**: Simplified <text:s text:c="4"/>| **Included, modified** <text:s text:c="5"/>|</text:p>
      <text:p text:style-name="Standard">| **Up Reward (UR)** <text:s text:c="10"/>| Yes, encourages staying upright <text:s text:c="26"/>| Not present <text:s text:c="38"/>| **Omitted** <text:s text:c="15"/>|</text:p>
      <text:p text:style-name="Standard">| **Actions Cost (AC)** <text:s text:c="7"/>| Yes, penalizes large actions <text:s text:c="29"/>| Not present <text:s text:c="38"/>| **Omitted** <text:s text:c="15"/>|</text:p>
      <text:p text:style-name="Standard">| **Electricity Cost (EC)** <text:s text:c="3"/>| Yes, penalizes energy usage <text:s text:c="30"/>| Not present <text:s text:c="38"/>| **Omitted** <text:s text:c="15"/>|</text:p>
      <text:p text:style-name="Standard">| **DOF at Limit Cost (DLC)** <text:s/>| Yes, penalizes when joints reach physical limits <text:s text:c="10"/>| Not present <text:s text:c="38"/>| **Omitted** <text:s text:c="15"/>|</text:p>
      <text:p text:style-name="Standard">| **Alive Reward (AR)** <text:s text:c="7"/>| Yes, rewards the ant for staying alive <text:s text:c="19"/>| Not present <text:s text:c="38"/>| **Omitted** <text:s text:c="15"/>|</text:p>
      <text:p text:style-name="Standard">| **Progress Reward (PR)** <text:s text:c="4"/>| Yes, rewards progress towards the target <text:s text:c="17"/>| **Forward Speed Reward (FSR)**: Simplified <text:s text:c="8"/>| **Included, modified** <text:s text:c="5"/>|</text:p>
      <text:p text:style-name="Standard">| **Death Cost (DC)** <text:s text:c="9"/>| Yes, penalty for falling <text:s text:c="33"/>| Not present <text:s text:c="38"/>| **Omitted** <text:s text:c="15"/>|</text:p>
      <text:p text:style-name="Standard">| **Reset Conditions (RC)** <text:s text:c="3"/>| Yes, resets when agent falls or finishes episode <text:s text:c="9"/>| Not present <text:s text:c="38"/>| **Omitted** <text:s text:c="15"/>|</text:p>
      <text:p text:style-name="Standard">| **Sustained Speed Reward (SSR)** | Not present <text:s text:c="42"/>| **Sustained Speed Reward (SSR)**: Unique component | **Added** <text:s text:c="17"/>|</text:p>
      <text:p text:style-name="Standard">| **Exponential Scaling (TR)** | Not present <text:s text:c="46"/>| **Exponential scaling with temperatures** <text:s text:c="9"/>| **Added** <text:s text:c="17"/>|</text:p>
      <text:p text:style-name="Standard"/>
      <text:p text:style-name="Standard">---</text:p>
      <text:p text:style-name="Standard"/>
      <text:p text:style-name="Standard">### Key Differences and Takeaways:</text:p>
      <text:p text:style-name="Standard"/>
      <text:p text:style-name="Standard">- **Shared Components**:</text:p>
      <text:p text:style-name="Standard"><text:s text:c="2"/>- Both reward functions emphasize **direction alignment** and **progress towards the target**, but the simplified version applies these concepts in a more basic form (using forward speed and heading alignment rewards).</text:p>
      <text:p text:style-name="Standard"><text:soft-page-break/><text:s text:c="2"/>- The simplified version does **not** penalize inefficient actions or energy use, making it less complex but potentially faster for learning.</text:p>
      <text:p text:style-name="Standard"/>
      <text:p text:style-name="Standard">- **Omitted Components**:</text:p>
      <text:p text:style-name="Standard"><text:s text:c="2"/>- The simplified function omits the **Up Reward (UR)**, **Actions Cost (AC)**, **Electricity Cost (EC)**, **DOF at Limit Cost (DLC)**, and **Alive/Death Costs (AR/DC)**. These omissions reduce the complexity and realism of the reward function.</text:p>
      <text:p text:style-name="Standard"><text:s text:c="2"/></text:p>
      <text:p text:style-name="Standard">- **Modified Components**:</text:p>
      <text:p text:style-name="Standard"><text:s text:c="2"/>- The **Heading Reward (HR)** is replaced by a **Heading Alignment Reward (HAR)** that uses the dot product of the velocity vector and the direction to the target. This is a simpler way to assess alignment but loses some of the nuances present in the more detailed IsaacGym version.</text:p>
      <text:p text:style-name="Standard"><text:s text:c="2"/>- The **Progress Reward (PR)** is simplified to a **Forward Speed Reward (FSR)** that purely considers forward velocity along the x-axis, without considering other movement factors like turning or falling.</text:p>
      <text:p text:style-name="Standard"/>
      <text:p text:style-name="Standard">- **New Components**:</text:p>
      <text:p text:style-name="Standard"><text:s text:c="2"/>- The simplified reward introduces **Sustained Speed Reward (SSR)**, which only rewards positive forward velocity, encouraging the ant to move continuously in the forward direction.</text:p>
      <text:p text:style-name="Standard"><text:s text:c="2"/>- The use of **exponential scaling with temperature parameters (TR)** is unique to the simplified function. This transformation magnifies the effect of small differences in the rewards, potentially leading to more stable learning.</text:p>
      <text:p text:style-name="Standard"/>
      <text:p text:style-name="Standard">---</text:p>
      <text:p text:style-name="Standard"/>
      <text:p text:style-name="Standard">### Figure: Ant Reward Function "DNA" Comparison</text:p>
      <text:p text:style-name="Standard"/>
      <text:p text:style-name="Standard">Here’s a conceptual diagram summarizing the comparison between the two reward functions:</text:p>
      <text:p text:style-name="Standard"/>
      <text:p text:style-name="Standard">```plaintext</text:p>
      <text:p text:style-name="Standard"><text:s text:c="26"/>+-------------------+ <text:s text:c="3"/>+--------------------+</text:p>
      <text:p text:style-name="Standard"><text:s text:c="26"/>| IsaacGym Ant <text:s text:c="5"/>| <text:s text:c="3"/>| Simplified Ant <text:s text:c="5"/>|</text:p>
      <text:p text:style-name="Standard"><text:s text:c="26"/>+-------------------+ <text:s text:c="3"/>+--------------------+</text:p>
      <text:p text:style-name="Standard"><text:s text:c="37"/>| <text:s text:c="24"/>|</text:p>
      <text:p text:style-name="Standard"><text:s text:c="3"/>+-----------------+ <text:s text:c="4"/>+--------------------+ <text:s text:c="5"/>+--------------------+</text:p>
      <text:p text:style-name="Standard"><text:s text:c="3"/>| **Heading** <text:s text:c="5"/>|----&gt;| **Heading Reward** | <text:s text:c="5"/>| **Heading Alignment** |</text:p>
      <text:p text:style-name="Standard"><text:s text:c="3"/>+-----------------+ <text:s text:c="4"/>+--------------------+ <text:s text:c="5"/>+----------------------+</text:p>
      <text:p text:style-name="Standard"><text:s text:c="11"/>| <text:s text:c="22"/>| <text:s text:c="28"/>|</text:p>
      <text:p text:style-name="Standard"><text:s text:c="3"/>+-----------------+ <text:s text:c="4"/>+--------------------+ <text:s text:c="13"/>+--------------------+</text:p>
      <text:p text:style-name="Standard"><text:s text:c="3"/>| **Up Axis** <text:s text:c="5"/>|----&gt;| **Up Reward** <text:s text:c="5"/>| <text:s text:c="11"/>**(Omitted)**</text:p>
      <text:p text:style-name="Standard"><text:s text:c="3"/>+-----------------+ <text:s text:c="4"/>+--------------------+</text:p>
      <text:p text:style-name="Standard"><text:s text:c="11"/>| <text:s text:c="22"/>|</text:p>
      <text:p text:style-name="Standard"><text:s text:c="3"/>+-----------------+ <text:s text:c="4"/>+--------------------+ <text:s text:c="5"/>+--------------------+</text:p>
      <text:p text:style-name="Standard"><text:s text:c="3"/>| **Actions** <text:s text:c="5"/>|----&gt;| **Actions Cost** <text:s text:c="2"/>| <text:s text:c="3"/>**(Omitted)** <text:s text:c="10"/>|</text:p>
      <text:p text:style-name="Standard"><text:s text:c="3"/>+-----------------+ <text:s text:c="4"/>+--------------------+ <text:s text:c="5"/></text:p>
      <text:p text:style-name="Standard"><text:s text:c="11"/>| <text:s text:c="22"/>|</text:p>
      <text:p text:style-name="Standard"><text:s text:c="3"/>+-----------------+ <text:s text:c="4"/>+--------------------+ <text:s text:c="5"/>+--------------------+</text:p>
      <text:p text:style-name="Standard"><text:s text:c="3"/>| **Electricity** <text:s/>|----&gt;| **Electricity Cost**| <text:s text:c="3"/>**(Omitted)** <text:s text:c="9"/>|</text:p>
      <text:p text:style-name="Standard"><text:s text:c="3"/>+-----------------+ <text:s text:c="4"/>+--------------------+ <text:s text:c="5"/></text:p>
      <text:p text:style-name="Standard"><text:s text:c="11"/>| <text:s text:c="22"/>|</text:p>
      <text:p text:style-name="Standard"><text:s text:c="3"/>+-----------------+ <text:s text:c="4"/>+--------------------+ <text:s text:c="5"/>+--------------------+</text:p>
      <text:p text:style-name="Standard"><text:s text:c="3"/>| **DOF Limits** <text:s text:c="2"/>|----&gt;| **DOF Limit Cost** | <text:s text:c="3"/>**(Omitted)** <text:s text:c="10"/>|</text:p>
      <text:p text:style-name="Standard"><text:soft-page-break/><text:s text:c="3"/>+-----------------+ <text:s text:c="4"/>+--------------------+ <text:s text:c="5"/></text:p>
      <text:p text:style-name="Standard"><text:s text:c="11"/>| <text:s text:c="22"/>|</text:p>
      <text:p text:style-name="Standard"><text:s text:c="3"/>+-----------------+ <text:s text:c="4"/>+--------------------+ <text:s text:c="5"/>+--------------------+</text:p>
      <text:p text:style-name="Standard"><text:s text:c="3"/>| **Alive** <text:s text:c="7"/>|----&gt;| **Alive Reward** <text:s text:c="2"/>| <text:s text:c="3"/>**(Omitted)** <text:s text:c="10"/>|</text:p>
      <text:p text:style-name="Standard"><text:s text:c="3"/>+-----------------+ <text:s text:c="4"/>+--------------------+ <text:s text:c="5"/></text:p>
      <text:p text:style-name="Standard"><text:s text:c="11"/>| <text:s text:c="22"/>|</text:p>
      <text:p text:style-name="Standard"><text:s text:c="3"/>+-----------------+ <text:s text:c="4"/>+--------------------+ <text:s text:c="5"/>+--------------------+</text:p>
      <text:p text:style-name="Standard"><text:s text:c="3"/>| **Progress** <text:s text:c="4"/>|----&gt;| **Progress Reward**|-----&gt;| **Forward Speed** <text:s text:c="2"/>|</text:p>
      <text:p text:style-name="Standard"><text:s text:c="3"/>+-----------------+ <text:s text:c="4"/>+--------------------+ <text:s text:c="5"/>+--------------------+</text:p>
      <text:p text:style-name="Standard"><text:s text:c="37"/>| <text:s text:c="24"/>|</text:p>
      <text:p text:style-name="Standard"><text:s text:c="3"/>+-----------------+ <text:s text:c="4"/>+--------------------+ <text:s text:c="5"/>+--------------------+</text:p>
      <text:p text:style-name="Standard"><text:s text:c="3"/>| **Death** <text:s text:c="7"/>|----&gt;| **Death Cost** <text:s text:c="4"/>| <text:s text:c="3"/>**(Omitted)** <text:s text:c="10"/>|</text:p>
      <text:p text:style-name="Standard"><text:s text:c="3"/>+-----------------+ <text:s text:c="4"/>+--------------------+ <text:s text:c="5"/></text:p>
      <text:p text:style-name="Standard"><text:s text:c="37"/>|</text:p>
      <text:p text:style-name="Standard"><text:s text:c="3"/>+-----------------+ <text:s text:c="4"/>+--------------------+ <text:s text:c="5"/>+--------------------+</text:p>
      <text:p text:style-name="Standard"><text:s text:c="3"/>| **Sustained Speed** | <text:s text:c="4"/>**(Omitted)** <text:s text:c="11"/>| **Sustained Speed** |</text:p>
      <text:p text:style-name="Standard"><text:s text:c="3"/>+-----------------+ <text:s text:c="34"/>+--------------------+</text:p>
      <text:p text:style-name="Standard"/>
      <text:p text:style-name="Standard"><text:s text:c="34"/>+--------------------+</text:p>
      <text:p text:style-name="Standard"><text:s text:c="34"/>| **Exponential Scaling** | <text:s text:c="2"/></text:p>
      <text:p text:style-name="Standard"><text:s text:c="34"/>| <text:s text:c="2"/>for all rewards <text:s text:c="7"/>|</text:p>
      <text:p text:style-name="Standard"><text:s text:c="34"/>+------------------------+</text:p>
      <text:p text:style-name="Standard">```</text:p>
      <text:p text:style-name="Standard"/>
      <text:p text:style-name="Standard">### Conclusion:</text:p>
      <text:p text:style-name="Standard"/>
      <text:p text:style-name="Standard">- The **IsaacGym Ant reward** is more comprehensive and physically realistic, accounting for multiple factors such as energy usage, joint limits, and the agent's upright position. These components make it well-suited for tasks where physical accuracy and complex behaviors are essential.</text:p>
      <text:p text:style-name="Standard"><text:s text:c="2"/></text:p>
      <text:p text:style-name="Standard">- The **simplified reward** focuses on core performance metrics—forward speed, sustained speed, and heading alignment—without adding complexity like energy costs or action penalties. This approach is ideal for tasks where fast learning and efficiency are prioritized, but it sacrifices physical realism.</text:p>
      <text:p text:style-name="Standard"/>
      <text:p text:style-name="Standard"/>
      <text:p text:style-name="Standard"/>
      <text:p text:style-name="Standard"/>
      <text:p text:style-name="Standard"/>
      <text:p text:style-name="Standard">Yes, there are significant similarities between both the **humanoid** and **ant** reward functions in both the **complex** (IsaacGym) and **simplified** versions. Let’s break this down step by step:</text:p>
      <text:p text:style-name="Standard"/>
      <text:p text:style-name="Standard">### 1. **Complex (IsaacGym) Humanoid and Ant Rewards:**</text:p>
      <text:p text:style-name="Standard"/>
      <text:p text:style-name="Standard">Both the humanoid and ant reward functions share many common structures and design principles in the **IsaacGym** environment:</text:p>
      <text:p text:style-name="Standard"/>
      <text:p text:style-name="Standard">| **Component** <text:s text:c="12"/>| **Humanoid Reward** <text:s text:c="28"/>| **Ant Reward** <text:s text:c="30"/>| **Status** <text:s text:c="23"/>|</text:p>
      <text:p text:style-name="Standard"><text:soft-page-break/>|---------------------------|-------------------------------------------------|----------------------------------------------|-----------------------------------|</text:p>
      <text:p text:style-name="Standard">| **Heading Reward (HR)** <text:s text:c="3"/>| Encourages the humanoid to move in the correct direction. | Encourages the ant to move toward a target direction. | **Shared**, minor implementation differences. |</text:p>
      <text:p text:style-name="Standard">| **Up Reward (UR)** <text:s text:c="8"/>| Rewards staying upright (maintaining balance). <text:s/>| Aligns the ant’s up axis with the environment. | **Shared** but task-specific (up axis importance). |</text:p>
      <text:p text:style-name="Standard">| **Actions Cost (AC)** <text:s text:c="5"/>| Penalizes large actions to encourage efficiency.| Penalizes large actions to encourage efficiency. | **Shared** across both tasks. <text:s text:c="3"/>|</text:p>
      <text:p text:style-name="Standard">| **Electricity Cost (EC)** <text:s/>| Penalizes high energy use from motor actuation. | Penalizes energy usage based on motor efforts. | **Shared** across both tasks. <text:s text:c="3"/>|</text:p>
      <text:p text:style-name="Standard">| **DOF at Limit Cost (DLC)**| Penalizes when joints reach their physical limits. | Penalizes for joints approaching physical limits. | **Shared** with joint limits considered. |</text:p>
      <text:p text:style-name="Standard">| **Alive Reward (AR)** <text:s text:c="5"/>| Constant reward for staying alive and functioning. | Constant reward for staying alive (0.5 per step). | **Shared**, promoting survival. |</text:p>
      <text:p text:style-name="Standard">| **Progress Reward (PR)** <text:s text:c="2"/>| Reward for progress towards a target or goal. <text:s text:c="2"/>| Reward for moving toward a target or making progress. | **Shared**, progress-based reward. |</text:p>
      <text:p text:style-name="Standard">| **Death Cost (DC)** <text:s text:c="7"/>| Penalizes falling below a certain height (humanoid falls). | Penalizes falling (ant collapses or falls below height). | **Shared**, similar death penalty mechanism. |</text:p>
      <text:p text:style-name="Standard">| **Reset Conditions (RC)** <text:s/>| Triggers reset if humanoid falls or reaches max episode length. | Triggers reset if ant falls or reaches max episode length. | **Shared** reset logic for agent. |</text:p>
      <text:p text:style-name="Standard"/>
      <text:p text:style-name="Standard">#### **Key Similarities in Complex Reward Functions**:</text:p>
      <text:p text:style-name="Standard">- **Core Structure**: Both reward functions are built around **heading**, **up orientation**, **energy efficiency**, **action penalties**, and **alive rewards**.</text:p>
      <text:p text:style-name="Standard">- **Physical Realism**: Both humanoid and ant tasks emphasize realistic control with penalties for **large actions**, **energy usage**, and **joint limits**. They also feature the concept of survival, where an agent earns rewards simply for staying alive.</text:p>
      <text:p text:style-name="Standard"/>
      <text:p text:style-name="Standard">#### **Minor Differences**:</text:p>
      <text:p text:style-name="Standard">- The **up reward** has more significance in humanoid tasks due to the need to balance bipedal motion, whereas in ant tasks, it is more about aligning the up axis.</text:p>
      <text:p text:style-name="Standard">- The **alive reward** in the ant task is smaller (0.5 vs. 2.0), indicating a difference in the value of staying alive relative to movement in the respective environments.</text:p>
      <text:p text:style-name="Standard"/>
      <text:p text:style-name="Standard">---</text:p>
      <text:p text:style-name="Standard"/>
      <text:p text:style-name="Standard">### 2. **Simplified Humanoid and Ant Rewards:**</text:p>
      <text:p text:style-name="Standard"/>
      <text:p text:style-name="Standard">The **simplified** reward functions for both humanoid and ant focus on minimal components and ignore many of the physical constraints in the complex functions. Here’s how they compare:</text:p>
      <text:p text:style-name="Standard"/>
      <text:p text:style-name="Standard">| **Component** <text:s text:c="15"/>| **Simplified Humanoid Reward** <text:s text:c="18"/>| **Simplified Ant Reward** <text:s text:c="18"/>| **Status** <text:s text:c="23"/>|</text:p>
      <text:p text:style-name="Standard">|------------------------------|-------------------------------------------------|--------------------------------------------|-----------------------------------|</text:p>
      <text:p text:style-name="Standard">| **Forward Speed Reward (FSR)**| Rewards forward speed as part of progress. <text:s text:c="6"/>| Rewards forward speed toward the target. <text:s text:c="2"/>| **Shared** focus on forward speed. |</text:p>
      <text:p text:style-name="Standard">| **Sustained Speed Reward (SSR)**| Encourages positive forward velocity. <text:s text:c="9"/>| Encourages positive forward velocity. <text:s text:c="5"/>| **Shared**, maintains forward momentum. |</text:p>
      <text:p text:style-name="Standard">| **Heading Reward (HR)** <text:s text:c="6"/>| Rewards alignment with the target direction. <text:s text:c="4"/>| Rewards alignment toward the target direction. | **Shared**, based on heading alignment. |</text:p>
      <text:p text:style-name="Standard"><text:soft-page-break/>| **Actions Penalty (AP)** <text:s text:c="5"/>| Penalizes large actions to encourage efficient control. | Penalizes large actions (implicit in heading). | **Omitted in ant reward**, but implicitly shared. |</text:p>
      <text:p text:style-name="Standard">| **Exponential Scaling (TR)** <text:s/>| Uses temperature parameters to scale rewards exponentially. | Uses exponential scaling for rewards. | **Shared**, exponential reward transformations. |</text:p>
      <text:p text:style-name="Standard"/>
      <text:p text:style-name="Standard">#### **Key Similarities in Simplified Reward Functions**:</text:p>
      <text:p text:style-name="Standard">- **Focus on Forward Speed and Heading**: Both simplified rewards emphasize **forward velocity** and **direction alignment** with the target.</text:p>
      <text:p text:style-name="Standard">- **Sustained Speed**: Both encourage continuous forward movement by rewarding positive velocity.</text:p>
      <text:p text:style-name="Standard">- **Exponential Scaling**: Both use **temperature-based exponential scaling**, which is absent in the complex functions, to amplify differences in performance.</text:p>
      <text:p text:style-name="Standard"><text:s text:c="2"/></text:p>
      <text:p text:style-name="Standard">#### **Differences in Simplified Functions**:</text:p>
      <text:p text:style-name="Standard">- **Action Penalty**: The humanoid simplified reward explicitly includes an **action penalty** to penalize large actions, while the ant reward does not feature this explicitly. However, **heading alignment** indirectly penalizes inefficient actions for the ant.</text:p>
      <text:p text:style-name="Standard">- **Simplification**: Both simplified functions drop many of the complex constraints (e.g., energy cost, DOF limits, death penalty, up axis alignment) in favor of a more **performance-focused reward** based purely on speed and direction.</text:p>
      <text:p text:style-name="Standard"/>
      <text:p text:style-name="Standard">---</text:p>
      <text:p text:style-name="Standard"/>
      <text:p text:style-name="Standard">### Visual Summary: Comparison of Complex and Simplified Rewards for Humanoid and Ant</text:p>
      <text:p text:style-name="Standard"/>
      <text:p text:style-name="Standard">| **Category** <text:s text:c="13"/>| **Complex (IsaacGym)** <text:s text:c="29"/>| **Simplified** <text:s text:c="29"/>|</text:p>
      <text:p text:style-name="Standard">|---------------------------|----------------------------------------------------|--------------------------------------------|</text:p>
      <text:p text:style-name="Standard">| **Forward Speed (FSR)** <text:s text:c="3"/>| Present (through progress reward). <text:s text:c="16"/>| Present as a key reward for both humanoid and ant. |</text:p>
      <text:p text:style-name="Standard">| **Heading Alignment (HR)** | Present in both humanoid and ant, rewards correct direction. | Present as heading reward in both cases. |</text:p>
      <text:p text:style-name="Standard">| **Up Alignment (UR)** <text:s text:c="5"/>| Present (humanoid more dependent on uprightness). | **Omitted** in both simplified cases. <text:s text:c="5"/>|</text:p>
      <text:p text:style-name="Standard">| **Actions Cost (AC)** <text:s text:c="5"/>| Penalizes large actions for energy efficiency. <text:s text:c="4"/>| Present for humanoid but **omitted** in ant. |</text:p>
      <text:p text:style-name="Standard">| **Energy/Electricity Cost (EC)** | Present to penalize energy consumption. <text:s text:c="8"/>| **Omitted** in both simplified cases. <text:s text:c="5"/>|</text:p>
      <text:p text:style-name="Standard">| **Alive Reward (AR)** <text:s text:c="5"/>| Present in both (reward for survival). <text:s text:c="12"/>| **Omitted** in both simplified cases. <text:s text:c="5"/>|</text:p>
      <text:p text:style-name="Standard">| **Joint Limit Cost (DLC)** | Present, penalizes overuse of joints. <text:s text:c="13"/>| **Omitted** in both simplified cases. <text:s text:c="5"/>|</text:p>
      <text:p text:style-name="Standard">| **Death Cost (DC)** <text:s text:c="7"/>| Penalizes falling or termination. <text:s text:c="17"/>| **Omitted** in both simplified cases. <text:s text:c="5"/>|</text:p>
      <text:p text:style-name="Standard">| **Sustained Speed (SSR)** <text:s/>| Not present in complex, but implicit. <text:s text:c="13"/>| Present in both simplified humanoid and ant rewards. |</text:p>
      <text:p text:style-name="Standard">| **Exponential Scaling (TR)**| Not present in complex functions. <text:s text:c="17"/>| Used in both simplified functions to scale rewards. |</text:p>
      <text:p text:style-name="Standard"/>
      <text:p text:style-name="Standard">---</text:p>
      <text:p text:style-name="Standard"/>
      <text:p text:style-name="Standard"><text:soft-page-break/>### **Key Insights**:</text:p>
      <text:p text:style-name="Standard"/>
      <text:p text:style-name="Standard">1. **Core Principles**: Both the humanoid and ant complex reward functions share similar principles, focusing on direction, energy efficiency, and penalties for inefficient control or physical instability. The simplified versions focus purely on performance (speed and direction) and use exponential scaling to drive optimization.</text:p>
      <text:p text:style-name="Standard"><text:s text:c="3"/></text:p>
      <text:p text:style-name="Standard">2. **Simplified Models**: In the simplified models, many of the physical constraints and penalties found in the complex functions (like energy usage, joint limits, and survival) are omitted. This makes them faster to compute but less grounded in physical realism, emphasizing forward progress and direction instead.</text:p>
      <text:p text:style-name="Standard"/>
      <text:p text:style-name="Standard">3. **Exponential Scaling**: A notable addition in the simplified versions is the use of **temperature-based scaling** to magnify reward differences, which is absent in the complex IsaacGym versions. This could result in more aggressive exploration in the learning process.</text:p>
      <text:p text:style-name="Standard"/>
      <text:p text:style-name="Standard">In summary, both the complex and simplified rewards share core similarities but differ in their handling of realism versus performance focus, with the simplified rewards streamlining the learning process at the cost of omitting important physical constra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20:55:48.010150925</meta:creation-date>
    <dc:date>2024-10-20T01:07:33.544886059</dc:date>
    <meta:editing-duration>PT1M34S</meta:editing-duration>
    <meta:editing-cycles>2</meta:editing-cycles>
    <meta:generator>LibreOffice/7.3.7.2$Linux_X86_64 LibreOffice_project/30$Build-2</meta:generator>
    <meta:document-statistic meta:table-count="0" meta:image-count="0" meta:object-count="0" meta:page-count="8" meta:paragraph-count="198" meta:word-count="2942" meta:character-count="22707" meta:non-whitespace-character-count="17659"/>
  </office:meta>
</office:document-meta>
</file>